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07d6f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08d98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09f36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0a3f8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weight="normal" officeooo:rsid="00074270" officeooo:paragraph-rsid="0007427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normal" officeooo:rsid="0007d6fd" officeooo:paragraph-rsid="0007d6f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normal" officeooo:rsid="0007d6fd" officeooo:paragraph-rsid="000a99f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normal" officeooo:rsid="0008d984" officeooo:paragraph-rsid="0008d98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normal" officeooo:rsid="0009f366" officeooo:paragraph-rsid="0009f36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fo:font-weight="normal" officeooo:rsid="000a3f8d" officeooo:paragraph-rsid="000a3f8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officeooo:rsid="0005e8f7" officeooo:paragraph-rsid="0005e8f7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8pt" officeooo:rsid="0005e8f7" officeooo:paragraph-rsid="0005e8f7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3pt" fo:font-weight="bold" officeooo:rsid="00074270" officeooo:paragraph-rsid="00074270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3pt" fo:font-weight="bold" officeooo:rsid="0007d6fd" officeooo:paragraph-rsid="0007d6f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3pt" fo:font-weight="bold" officeooo:rsid="0009f366" officeooo:paragraph-rsid="0009f366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3pt" officeooo:paragraph-rsid="0005e8f7" style:font-size-asian="13pt" style:font-size-complex="13pt"/>
    </style:style>
    <style:style style:name="P17" style:family="paragraph" style:parent-style-name="Standard">
      <style:paragraph-properties fo:text-align="start" style:justify-single-word="false" fo:break-before="page"/>
      <style:text-properties style:font-name="Calibri" fo:font-size="13pt" fo:font-weight="bold" officeooo:rsid="0009f366" officeooo:paragraph-rsid="0009f366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officeooo:rsid="000b603b" officeooo:paragraph-rsid="000b603b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fo:font-weight="normal" officeooo:rsid="00074270" officeooo:paragraph-rsid="0007427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fo:font-weight="normal" officeooo:rsid="0007d6fd" officeooo:paragraph-rsid="000d4e7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fo:font-weight="normal" officeooo:rsid="000d4e7a" officeooo:paragraph-rsid="000d4e7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fo:font-weight="normal" officeooo:rsid="000f2c41" officeooo:paragraph-rsid="000f2c4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08d98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107e2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3pt" fo:font-weight="bold" officeooo:rsid="00074270" officeooo:paragraph-rsid="00074270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3pt" fo:font-weight="bold" officeooo:rsid="0007d6fd" officeooo:paragraph-rsid="000a99fe" style:font-size-asian="13pt" style:font-weight-asian="bold" style:font-size-complex="13pt" style:font-weight-complex="bold"/>
    </style:style>
    <style:style style:name="T1" style:family="text">
      <style:text-properties fo:font-style="normal" fo:font-weight="bold" officeooo:rsid="0005e8f7" style:font-style-asian="normal" style:font-weight-asian="bold" style:font-style-complex="normal" style:font-weight-complex="bold"/>
    </style:style>
    <style:style style:name="T2" style:family="text">
      <style:text-properties officeooo:rsid="0007d6fd"/>
    </style:style>
    <style:style style:name="T3" style:family="text">
      <style:text-properties officeooo:rsid="0008d984"/>
    </style:style>
    <style:style style:name="T4" style:family="text">
      <style:text-properties officeooo:rsid="0009f366"/>
    </style:style>
    <style:style style:name="T5" style:family="text">
      <style:text-properties officeooo:rsid="000a3f8d"/>
    </style:style>
    <style:style style:name="T6" style:family="text">
      <style:text-properties fo:font-weight="bold" officeooo:rsid="0005e8f7" style:font-weight-asian="bold" style:font-weight-complex="bold"/>
    </style:style>
    <style:style style:name="T7" style:family="text">
      <style:text-properties officeooo:rsid="000d4e7a"/>
    </style:style>
    <style:style style:name="T8" style:family="text">
      <style:text-properties officeooo:rsid="000f68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MR HATEM ABDELRAOUF</text:p>
      <text:p text:style-name="P12"/>
      <text:p text:style-name="P16"><text:span text:style-name="T6">Contact </text:span><text:span text:style-name="T1">Information</text:span></text:p>
      <text:p text:style-name="P11">Phone number: +201125221744</text:p>
      <text:p text:style-name="P11">Email address: amr.abdelraouf93@gmail.com</text:p>
      <text:p text:style-name="P18">Github Account: AmrARaouf</text:p>
      <text:p text:style-name="P11">Home address: 734 Hadayek El-Mohandeseen, Shaikh Zayed, Giza, Egypt</text:p>
      <text:p text:style-name="P11"/>
      <text:p text:style-name="P13">Objectives</text:p>
      <text:p text:style-name="P5">I <text:span text:style-name="T7">am a Computer Science and Engineering German University in Cairo student. I am interested in Software Engineering and application design and I am looking to gain more experience in those fields.</text:span></text:p>
      <text:p text:style-name="P5"/>
      <text:p text:style-name="P13">Education</text:p>
      <text:p text:style-name="P21">Augsburg University (3/2014 – 8/2014)</text:p>
      <text:p text:style-name="P21">Bachelor project done in Augsburg university, Germany.</text:p>
      <text:p text:style-name="P21"/>
      <text:p text:style-name="P20">German University in Cairo (2010 – <text:span text:style-name="T7">2015</text:span>)</text:p>
      <text:p text:style-name="P1"><text:span text:style-name="T2">Computer Science and Engineering major. GPA 1.39 (German system, equivalent to A-)</text:span></text:p>
      <text:p text:style-name="P6"/>
      <text:p text:style-name="P26">Work Experience</text:p>
      <text:p text:style-name="P22">Software Developer, Intel Research Labs <text:span text:style-name="T8">(7/2013)</text:span></text:p>
      <text:p text:style-name="P22">Development of a sentiment analysis application that uses machine learning to acquire sentiment about a certain product on social media.</text:p>
      <text:p text:style-name="P22"/>
      <text:p text:style-name="P7">Junior Teaching Assistant (10/2011 – 1/2012) (10/2012 – 1/2013)</text:p>
      <text:p text:style-name="P7">Teaching assistant for computer science in the department of Media Engineering and Technology – German University in Cairo.</text:p>
      <text:p text:style-name="P7"/>
      <text:p text:style-name="P14">Computer Skills</text:p>
      <text:p text:style-name="P8">Languages:</text:p>
      <text:p text:style-name="P24"><text:span text:style-name="T3">Java (main language), HTML, CSS, Javascript, SQL SWI-Prolog, Ruby, </text:span></text:p>
      <text:p text:style-name="P2"><text:span text:style-name="T3">C++, PHP, C#</text:span></text:p>
      <text:p text:style-name="P8"/>
      <text:p text:style-name="P8">Frameworks:</text:p>
      <text:p text:style-name="P2"><text:span text:style-name="T3">Ruby on Rails, ASP.NET, Android Development</text:span></text:p>
      <text:p text:style-name="P8"/>
      <text:p text:style-name="P8">Software:</text:p>
      <text:p text:style-name="P8">GIT source code management</text:p>
      <text:p text:style-name="P8">MS Office</text:p>
      <text:p text:style-name="P2"><text:span text:style-name="T3">IDEs and text editors: Eclipse, Sublime, J-Creator</text:span></text:p>
      <text:p text:style-name="P17">Personal Skills</text:p>
      <text:p text:style-name="P9">Fluent in Arabic and English</text:p>
      <text:p text:style-name="P9">Basic German</text:p>
      <text:p text:style-name="P9">Great communication, presentation and teaching skills</text:p>
      <text:p text:style-name="P9">Very fast learner</text:p>
      <text:p text:style-name="P9">Hard worker</text:p>
      <text:p text:style-name="P1"/>
      <text:p text:style-name="P15">Extra Curricular Activity</text:p>
      <text:p text:style-name="P3"><text:span text:style-name="T4">AIESEC IGIP Team member (2/2012 – 9/2012)</text:span></text:p>
      <text:p text:style-name="P4"><text:span text:style-name="T5">AIESEC International Global Internship Program Tourism team member and received best team member award</text:span></text:p>
      <text:p text:style-name="P10"/>
      <text:p text:style-name="P10">GUCMUN AC Delegate (2/2013 – 5/2013)</text:p>
      <text:p text:style-name="P10">GUCMUN Security Council Delegate in the 2013 con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5T17:58:27.78</meta:creation-date>
    <meta:generator>LibreOffice/4.2.6.3$Linux_X86_64 LibreOffice_project/420m0$Build-3</meta:generator>
    <dc:date>2014-09-27T03:15:32.850707524</dc:date>
    <meta:editing-duration>PT7M55S</meta:editing-duration>
    <meta:editing-cycles>8</meta:editing-cycles>
    <meta:document-statistic meta:table-count="0" meta:image-count="0" meta:object-count="0" meta:page-count="2" meta:paragraph-count="39" meta:word-count="230" meta:character-count="1659" meta:non-whitespace-character-count="1460"/>
  </office:meta>
</office:document-meta>
</file>